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00%" fo:text-align="start" style:justify-single-word="false"/>
    </style:style>
    <style:style style:name="P2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24pt" fo:font-weight="bold" fo:background-color="transparent" style:font-name-asian="Liberation Serif" style:font-name-complex="Liberation Serif"/>
    </style:style>
    <style:style style:name="P3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transparent" style:font-name-asian="Liberation Serif" style:font-name-complex="Liberation Serif"/>
    </style:style>
    <style:style style:name="P4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#00ff00" style:font-name-asian="Liberation Serif" style:font-name-complex="Liberation Serif"/>
    </style:style>
    <style:style style:name="P5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normal" fo:background-color="#ff0000" style:font-name-asian="Liberation Serif" style:font-name-complex="Liberation Serif"/>
    </style:style>
    <style:style style:name="P6" style:family="paragraph" style:parent-style-name="Standard">
      <style:paragraph-properties fo:line-height="100%" fo:text-align="start" style:justify-single-word="false"/>
      <style:text-properties style:use-window-font-color="true" style:font-name="Liberation Serif" fo:font-size="12pt" fo:font-weight="bold" fo:background-color="transparent" style:font-name-asian="Liberation Serif" style:font-name-complex="Liberation Serif"/>
    </style:style>
    <style:style style:name="P7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transparent" style:font-name-asian="Calibri1" style:font-name-complex="Calibri1"/>
    </style:style>
    <style:style style:name="P8" style:family="paragraph" style:parent-style-name="Standard">
      <style:paragraph-properties fo:line-height="100%" fo:text-align="start" style:justify-single-word="false"/>
      <style:text-properties style:use-window-font-color="true" style:font-name="Calibri1" fo:font-size="11pt" fo:font-weight="normal" fo:background-color="#00ff00" style:font-name-asian="Calibri1" style:font-name-complex="Calibri1"/>
    </style:style>
    <style:style style:name="P9" style:family="paragraph" style:parent-style-name="Standard">
      <style:paragraph-properties fo:line-height="100%" fo:text-align="start" style:justify-single-word="false"/>
    </style:style>
    <style:style style:name="T1" style:family="text">
      <style:text-properties style:use-window-font-color="true" style:font-name="Liberation Serif" fo:font-size="12pt" fo:font-weight="normal" fo:background-color="transparent" loext:char-shading-value="0" style:font-name-asian="Liberation Serif" style:font-name-complex="Liberation Serif"/>
    </style:style>
    <style:style style:name="T2" style:family="text">
      <style:text-properties style:use-window-font-color="true" style:font-name="Liberation Serif" fo:font-size="12pt" fo:font-weight="normal" fo:background-color="#00ff00" loext:char-shading-value="0" style:font-name-asian="Liberation Serif" style:font-name-complex="Liberation Serif"/>
    </style:style>
    <style:style style:name="T3" style:family="text">
      <style:text-properties style:use-window-font-color="true" style:font-name="Liberation Serif" fo:font-size="12pt" fo:font-weight="bold" fo:background-color="transparent" loext:char-shading-value="0" style:font-name-asian="Liberation Serif" style:font-name-complex="Liberation Serif"/>
    </style:style>
    <style:style style:name="T4" style:family="text">
      <style:text-properties fo:color="#d4d4d4" style:font-name="Liberation Serif" fo:font-size="10.5pt" fo:font-weight="bold" fo:background-color="#1e1e1e" loext:char-shading-value="0" style:font-name-asian="Liberation Serif" style:font-name-complex="Liberation Seri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PASO TEMA 4</text:p>
      <text:p text:style-name="P2">TIPO TEST </text:p>
      <text:p text:style-name="P7"/>
      <text:p text:style-name="P1"><text:span text:style-name="T1">1. </text:span><text:span text:style-name="T3">¿que es una DTD?</text:span></text:p>
      <text:p text:style-name="P7"/>
      <text:p text:style-name="P3">A) es una descripción de estructura y sintaxis para un tipo de documento HTML</text:p>
      <text:p text:style-name="P4">B) es una descripción de estructura y sintaxis para un tipo de documento XML</text:p>
      <text:p text:style-name="P3">C) <text:s/>es una descripción de estructura y sintaxis para un tipo de documento XML que no afecta a los elementos</text:p>
      <text:p text:style-name="P3">D) Ninguna de las otras respuestas es correcta</text:p>
      <text:p text:style-name="P7"/>
      <text:p text:style-name="P1"><text:span text:style-name="T1">2. </text:span><text:span text:style-name="T3">¿que términos NO se utilizan en una DTD?</text:span></text:p>
      <text:p text:style-name="P7"/>
      <text:p text:style-name="P3">A) ELEMENT</text:p>
      <text:p text:style-name="P3">B) ATTLIST</text:p>
      <text:p text:style-name="P3">C) ENTITY</text:p>
      <text:p text:style-name="P4">D) Ninguna de las otras respuestas es correcta</text:p>
      <text:p text:style-name="P7"/>
      <text:p text:style-name="P1"><text:span text:style-name="T1">3. </text:span><text:span text:style-name="T3">¿que es un elemento de tipo mixto?</text:span></text:p>
      <text:p text:style-name="P7"/>
      <text:p text:style-name="P3">A) son elementos que pueden tener datos contextuales y elementos</text:p>
      <text:p text:style-name="P4">B) son elementos que pueden tener datos contextuales, elementos, ambos, o ninguno </text:p>
      <text:p text:style-name="P3">C) son elementos que pueden tener datos contextuales, elementos o atributos</text:p>
      <text:p text:style-name="P3">D) Ninguna de las otras respuestas es correcta</text:p>
      <text:p text:style-name="P7"/>
      <text:p text:style-name="P1"><text:span text:style-name="T1">4. <text:s/></text:span><text:span text:style-name="T3">que indica el operador “+”</text:span></text:p>
      <text:p text:style-name="P7"/>
      <text:p text:style-name="P3">A) que el elemento puede aparecer ninguna o varias veces </text:p>
      <text:p text:style-name="P3">B) que el elemento debe aparecer muchas veces </text:p>
      <text:p text:style-name="P4">C) que el elemento debe aparecer al menos una vez</text:p>
      <text:p text:style-name="P3">D) Ninguna de las otras respuestas es correcta</text:p>
      <text:p text:style-name="P7"/>
      <text:p text:style-name="P1"><text:span text:style-name="T1">5. </text:span><text:span text:style-name="T3">en esta DTD <text:s/></text:span><text:span text:style-name="T4">&lt;!ELEMENT mensajes (mensaje?)&gt;</text:span></text:p>
      <text:p text:style-name="P6">¿cuantos elementos “mensaje” pueden aparecer?</text:p>
      <text:p text:style-name="P7"/>
      <text:p text:style-name="P3">A) ninguno</text:p>
      <text:p text:style-name="P3">B) uno</text:p>
      <text:p text:style-name="P4">C) a y b son correctas</text:p>
      <text:p text:style-name="P3">D) Ninguna de las otras respuestas es correcta</text:p>
      <text:p text:style-name="P7"/>
      <text:p text:style-name="P1"><text:span text:style-name="T1">6. ¿</text:span><text:span text:style-name="T3">cual de estos NO es un tipo de atributo?</text:span></text:p>
      <text:p text:style-name="P7"/>
      <text:p text:style-name="P3">A) ID</text:p>
      <text:p text:style-name="P3">B) IDREF</text:p>
      <text:p text:style-name="P4">C) PCDATA</text:p>
      <text:p text:style-name="P3">D) Ninguna de las otras respuestas es correcta</text:p>
      <text:p text:style-name="P7"/>
      <text:p text:style-name="P7"/>
      <text:p text:style-name="P7"/>
      <text:p text:style-name="P1"><text:span text:style-name="T1">7. </text:span><text:span text:style-name="T3">¿que carácter NO es permitido en un atributo MNTOKEN</text:span></text:p>
      <text:p text:style-name="P7"/>
      <text:p text:style-name="P3"><text:soft-page-break/>A) números</text:p>
      <text:p text:style-name="P3">B) guiones</text:p>
      <text:p text:style-name="P3">C) puntos</text:p>
      <text:p text:style-name="P4">D) Ninguna de las otras respuestas es correcta</text:p>
      <text:p text:style-name="P7"/>
      <text:p text:style-name="P1"><text:span text:style-name="T1">8. </text:span><text:span text:style-name="T3">¿como puede ser un atributo ID?</text:span></text:p>
      <text:p text:style-name="P7"/>
      <text:p text:style-name="P3">A) required o fixed</text:p>
      <text:p text:style-name="P3">B) implied o fixed</text:p>
      <text:p text:style-name="P4">C) required o implied</text:p>
      <text:p text:style-name="P3">D) Ninguna de las otras respuestas es correcta</text:p>
      <text:p text:style-name="P7"/>
      <text:p text:style-name="P1"><text:span text:style-name="T1">9. </text:span><text:span text:style-name="T3">¿cuando un documento xml es valido?</text:span></text:p>
      <text:p text:style-name="P8"/>
      <text:p text:style-name="P5">A) cuando tiene una sintaxis correcta</text:p>
      <text:p text:style-name="P3">B) cuando respeta la gramatica descrita en una DTD </text:p>
      <text:p text:style-name="P3">C) cuando funciona</text:p>
      <text:p text:style-name="P3">D) Ninguna de las otras respuestas es correcta</text:p>
      <text:p text:style-name="P7"/>
      <text:p text:style-name="P1"><text:span text:style-name="T1">10. </text:span><text:span text:style-name="T3">¿que es un elemento vacio?</text:span></text:p>
      <text:p text:style-name="P7"/>
      <text:p text:style-name="P3">A) es un elemento que no tiene ningún tipo de texto</text:p>
      <text:p text:style-name="P4">B) es un elemento que no tiene ningún tipo de contenido</text:p>
      <text:p text:style-name="P3">C) es uno que no tiene ningún elemento ni atributo</text:p>
      <text:p text:style-name="P3">D) Ninguna de las otras respuestas es correcta</text:p>
      <text:p text:style-name="P7"/>
      <text:p text:style-name="P1"><text:span text:style-name="T1">11.</text:span><text:span text:style-name="T3"> ¿por que el elemento “any” no se utiliza mucho?</text:span></text:p>
      <text:p text:style-name="P8"/>
      <text:p text:style-name="P4">A) por que es mas conveniente estructurar adecuadamente nuestros documento xml utilizando los otros tipos</text:p>
      <text:p text:style-name="P3">B) por que no permite incluir elementos que no estén incluidos en la DTD</text:p>
      <text:p text:style-name="P3">C) por que es muy especifico y estricto</text:p>
      <text:p text:style-name="P3">D) Ninguna de las otras respuestas es correcta</text:p>
      <text:p text:style-name="P7"/>
      <text:p text:style-name="P1"><text:span text:style-name="T1">12. </text:span><text:span text:style-name="T3">¿si en los elementos no se usa ningún operador de cardinalidad (?, +,*) que ocurre?</text:span></text:p>
      <text:p text:style-name="P8"/>
      <text:p text:style-name="P4">A) el cardinal por defecto es 1</text:p>
      <text:p text:style-name="P3">B) el cardinal por defecto es 0</text:p>
      <text:p text:style-name="P3">C) se puede poner tantos elementos como desee</text:p>
      <text:p text:style-name="P3">D) Ninguna de las otras respuestas es correcta</text:p>
      <text:p text:style-name="P7"/>
      <text:p text:style-name="P1"><text:span text:style-name="T1">13. </text:span><text:span text:style-name="T3">¿que indica esta DTD? </text:span><text:span text:style-name="T4">&lt;!ELEMENT futbol ((jugador|equipo)*)&gt;</text:span></text:p>
      <text:p text:style-name="P7"/>
      <text:p text:style-name="P5">A) que solo puedes poner o un jugador o un equipo pero las veces que quieras</text:p>
      <text:p text:style-name="P3">B) que puedes poner jugador y equipo las veces que quieras </text:p>
      <text:p text:style-name="P3">C) que puedes poner cualquiera de los 2 pero solo una vez</text:p>
      <text:p text:style-name="P3">D) Ninguna de las otras respuestas es correcta</text:p>
      <text:p text:style-name="P7"/>
      <text:p text:style-name="P7"/>
      <text:p text:style-name="P7"/>
      <text:p text:style-name="P1"><text:span text:style-name="T1">14. </text:span><text:span text:style-name="T3">¿que indica esta DTD? </text:span><text:span text:style-name="T4">&lt;!ATTLIST jugador nombre NMTOKENS #REQUIRED&gt;</text:span></text:p>
      <text:p text:style-name="P7"/>
      <text:p text:style-name="P7"/>
      <text:p text:style-name="P4"><text:soft-page-break/>A) que el contenido del atributo tiene que tener espacios</text:p>
      <text:p text:style-name="P3">B) que el contenido del atributo NO tiene que tener espacios</text:p>
      <text:p text:style-name="P3">C) que el contenido puede tener signos</text:p>
      <text:p text:style-name="P3">D) Ninguna de las otras respuestas es correcta</text:p>
      <text:p text:style-name="P7"/>
      <text:p text:style-name="P1"><text:span text:style-name="T1">15. </text:span><text:span text:style-name="T3">en esta DTD </text:span><text:span text:style-name="T4">&lt;!ATTLIST equipo jugadores IDREFS #IMPLIED&gt;</text:span></text:p>
      <text:p text:style-name="P7"/>
      <text:p text:style-name="P3">A) el atributo jugadores es el valor de un ID de un elemento que se encuentra en el mismo documento que no pueden tener espacios</text:p>
      <text:p text:style-name="P3">B) el atributo es obligatorio </text:p>
      <text:p text:style-name="P3">C) el atributo jugadores es el valor de un ID que puede encontrarse en otro documento </text:p>
      <text:p text:style-name="P4">D) Ninguna de las otras respuestas es correcta</text:p>
      <text:p text:style-name="P7"/>
      <text:p text:style-name="P1"><text:span text:style-name="T1">16.</text:span><text:span text:style-name="T3"> ¿por que los esquemas son mejor alternativa que las DTD?</text:span></text:p>
      <text:p text:style-name="P7"/>
      <text:p text:style-name="P3">A) por que los esquemas son estructuras metadata </text:p>
      <text:p text:style-name="P4">B) por que el grado de especificación es mayor </text:p>
      <text:p text:style-name="P3">C) por que utilizan una sintaxis totalmente diferente </text:p>
      <text:p text:style-name="P3">D) Ninguna de las otras respuestas es correcta</text:p>
      <text:p text:style-name="P7"/>
      <text:p text:style-name="P1"><text:span text:style-name="T1">17. </text:span><text:span text:style-name="T3">¿que ventajas tienen los esquemas xml sobre las DTD?</text:span></text:p>
      <text:p text:style-name="P7"/>
      <text:p text:style-name="P3">A) que utilizan una sintaxis propia y diferente a la del xml</text:p>
      <text:p text:style-name="P3">B) que se pueden vincular con los html</text:p>
      <text:p text:style-name="P4">C) que se puede comprobar si esta bien formado</text:p>
      <text:p text:style-name="P3">D) Ninguna de las otras respuestas es correcta</text:p>
      <text:p text:style-name="P7"/>
      <text:p text:style-name="P1"><text:span text:style-name="T1">18. </text:span><text:span text:style-name="T3">los esquemas xml</text:span></text:p>
      <text:p text:style-name="P7"/>
      <text:p text:style-name="P3">A) siempre se encuentran internos en el propio xml</text:p>
      <text:p text:style-name="P3">B) siempre se encuentran en un documento externo</text:p>
      <text:p text:style-name="P5">C) se pueden poner internos o en un documento externo</text:p>
      <text:p text:style-name="P3">D) Ninguna de las otras respuestas es correcta</text:p>
      <text:p text:style-name="P7"/>
      <text:p text:style-name="P1"><text:span text:style-name="T1">19. </text:span><text:span text:style-name="T3">en un esquema xml. Los elementos que contienen subelementos se consideran:</text:span></text:p>
      <text:p text:style-name="P7"/>
      <text:p text:style-name="P3">A) elementos simples </text:p>
      <text:p text:style-name="P4">B) elementos complejos </text:p>
      <text:p text:style-name="P3">C) como atributos</text:p>
      <text:p text:style-name="P3">D) Ninguna de las otras respuestas es correcta</text:p>
      <text:p text:style-name="P7"/>
      <text:p text:style-name="P1"><text:span text:style-name="T1">20. </text:span><text:span text:style-name="T3">en un documento xml esquema, de estos atributo cual es obligatorio (que hay que ponerlo si o si para que funcione)</text:span></text:p>
      <text:p text:style-name="P7"/>
      <text:p text:style-name="P3">A) ElementFormDefault</text:p>
      <text:p text:style-name="P3">B) AttributeFormDefault</text:p>
      <text:p text:style-name="P3">C) xmlns:xsd</text:p>
      <text:p text:style-name="P4">D) Ninguna de las otras respuestas es correcto</text:p>
      <text:p text:style-name="P7"/>
      <text:p text:style-name="P1"><text:span text:style-name="T1"/></text:p>
      <text:p text:style-name="P1"><text:span text:style-name="T1"/></text:p>
      <text:p text:style-name="P1"><text:span text:style-name="T1"/></text:p>
      <text:p text:style-name="P1"><text:span text:style-name="T1"/></text:p>
      <text:p text:style-name="P1"><text:soft-page-break/><text:span text:style-name="T1">21.</text:span><text:span text:style-name="T3"> un elemento vacio solo es vacio en:</text:span></text:p>
      <text:p text:style-name="P7"/>
      <text:p text:style-name="P4">A) en el xml </text:p>
      <text:p text:style-name="P3">B) en el esquema</text:p>
      <text:p text:style-name="P3">C) en los dos</text:p>
      <text:p text:style-name="P3">D) Ninguna de las otras respuestas es correcta</text:p>
      <text:p text:style-name="P7"/>
      <text:p text:style-name="P1"><text:span text:style-name="T1">22. </text:span><text:span text:style-name="T3">según el modelo de construcción de un esquema de diseño plano. ¿cual es su orden?</text:span></text:p>
      <text:p text:style-name="P7"/>
      <text:p text:style-name="P3">A) el orden es indiferente </text:p>
      <text:p text:style-name="P4">B) primero se declaran los elementos simples y los atributos </text:p>
      <text:p text:style-name="P3">C) primero se declara el elemento raiz</text:p>
      <text:p text:style-name="P3">D) Ninguna de las otras respuestas es correcta</text:p>
      <text:p text:style-name="P7"/>
      <text:p text:style-name="P1"><text:span text:style-name="T1">23.</text:span><text:span text:style-name="T3"> si en un esquema no declaramos la cardinalidad de un elemento. ¿cual es su valor por defecto?</text:span></text:p>
      <text:p text:style-name="P7"/>
      <text:p text:style-name="P3">A) que aparezca al menos una vez </text:p>
      <text:p text:style-name="P4">B) que aparezca solo una vez</text:p>
      <text:p text:style-name="P3">C) que pueda aparecer de manera indefinida</text:p>
      <text:p text:style-name="P3">D) Ninguna de las otras respuestas es correcta</text:p>
      <text:p text:style-name="P7"/>
      <text:p text:style-name="P1"><text:span text:style-name="T1">24. </text:span><text:span text:style-name="T3">¿en un mismo esquema puede aparecer los atributos fixed y default?</text:span></text:p>
      <text:p text:style-name="P7"/>
      <text:p text:style-name="P3">A) si se esfecifican bien, si </text:p>
      <text:p text:style-name="P3">B) no</text:p>
      <text:p text:style-name="P5">C) depende de los elementos usados </text:p>
      <text:p text:style-name="P3">D) Ninguna de las otras respuestas es correcta</text:p>
      <text:p text:style-name="P7"/>
      <text:p text:style-name="P1"><text:span text:style-name="T1">25.</text:span><text:span text:style-name="T3"> los tipos de datos construidos son:</text:span></text:p>
      <text:p text:style-name="P7"/>
      <text:p text:style-name="P3">A) creados sin barsarse en ningun tipo predefinido al igual que los documentos xml</text:p>
      <text:p text:style-name="P4">B) creados basandose en otro tipo ya construido</text:p>
      <text:p text:style-name="P3">C) solamente elementos simples</text:p>
      <text:p text:style-name="P3">D) Ninguna de las otras respuestas es correcta 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1" svg:font-family="Calibri"/>
    <style:font-face style:name="Liberation Serif" svg:font-family="'Liberation Serif'"/>
    <style:font-face style:name="Calibri" svg:font-family="Calibri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text-align="start"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fo:text-align="start" style:justify-single-word="false" style:text-autospace="ideograph-alpha" style:punctuation-wrap="hanging" style:line-break="strict" style:writing-mode="page"/>
      <style:text-properties fo:color="#000000" style:font-name="Calibri" fo:font-size="11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0-03-24T19:57:58.773000000</dc:date>
    <meta:editing-duration>PT9M46S</meta:editing-duration>
    <meta:editing-cycles>1</meta:editing-cycles>
    <meta:document-statistic meta:table-count="0" meta:image-count="0" meta:object-count="0" meta:page-count="4" meta:paragraph-count="128" meta:word-count="1019" meta:character-count="5634" meta:non-whitespace-character-count="4720"/>
    <meta:generator>LibreOffice/6.2.5.2$Windows_X86_64 LibreOffice_project/1ec314fa52f458adc18c4f025c545a4e8b22c159</meta:generator>
  </office:meta>
</office:document-meta>
</file>